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598in"/>
    </style:style>
    <style:style style:name="co2" style:family="table-column">
      <style:table-column-properties fo:break-before="auto" style:column-width="2.9264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937in"/>
    </style:style>
    <style:style style:name="co6" style:family="table-column">
      <style:table-column-properties fo:break-before="auto" style:column-width="3.2591in"/>
    </style:style>
    <style:style style:name="co7" style:family="table-column">
      <style:table-column-properties fo:break-before="auto" style:column-width="3.3701in"/>
    </style:style>
    <style:style style:name="co8" style:family="table-column">
      <style:table-column-properties fo:break-before="auto" style:column-width="3.9665in"/>
    </style:style>
    <style:style style:name="co9" style:family="table-column">
      <style:table-column-properties fo:break-before="auto" style:column-width="4.0638in"/>
    </style:style>
    <style:style style:name="co10" style:family="table-column">
      <style:table-column-properties fo:break-before="auto" style:column-width="1.0508in"/>
    </style:style>
    <style:style style:name="co11" style:family="table-column">
      <style:table-column-properties fo:break-before="auto" style:column-width="1.361in"/>
    </style:style>
    <style:style style:name="co12" style:family="table-column">
      <style:table-column-properties fo:break-before="auto" style:column-width="4.0953in"/>
    </style:style>
    <style:style style:name="co13" style:family="table-column">
      <style:table-column-properties fo:break-before="auto" style:column-width="4.9417in"/>
    </style:style>
    <style:style style:name="co14" style:family="table-column">
      <style:table-column-properties fo:break-before="auto" style:column-width="3.2429in"/>
    </style:style>
    <style:style style:name="co15" style:family="table-column">
      <style:table-column-properties fo:break-before="auto" style:column-width="1.9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2.1972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1.8862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M - backpac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carry handle</text:p>
          </table:table-cell>
          <table:table-cell office:value-type="string" calcext:value-type="string">
            <text:p>Webbing 25 mm PE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]*[.C2]" office:value-type="float" office:value="0.51" calcext:value-type="float">
            <text:p>0.5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compression strap</text:p>
          </table:table-cell>
          <table:table-cell office:value-type="string" calcext:value-type="string">
            <text:p>Webbing 25 mm PES</text:p>
          </table:table-cell>
          <table:table-cell table:formula="of:=4*0.4" office:value-type="float" office:value="1.6" calcext:value-type="float">
            <text:p>1.6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3]*[.C3]" office:value-type="float" office:value="2.72" calcext:value-type="float">
            <text:p>2.72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compression strap buckles, anterior</text:p>
          </table:table-cell>
          <table:table-cell office:value-type="string" calcext:value-type="string">
            <text:p>ITW SR buckle plu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E4]*[.C4]" office:value-type="float" office:value="2.6" calcext:value-type="float">
            <text:p>2.6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compression strap buckles, posterior</text:p>
          </table:table-cell>
          <table:table-cell office:value-type="string" calcext:value-type="string">
            <text:p>ITW SR buckle recepta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E5]*[.C5]" office:value-type="float" office:value="2.6" calcext:value-type="float">
            <text:p>2.6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compression strap fastening, posterior</text:p>
          </table:table-cell>
          <table:table-cell office:value-type="string" calcext:value-type="string">
            <text:p>Webbing 25 mm PES</text:p>
          </table:table-cell>
          <table:table-cell table:formula="of:=4*0.1" office:value-type="float" office:value="0.4" calcext:value-type="float">
            <text:p>0.4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6]*[.C6]" office:value-type="float" office:value="0.68" calcext:value-type="float">
            <text:p>0.68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hydration bladder suspension</text:p>
          </table:table-cell>
          <table:table-cell office:value-type="string" calcext:value-type="string">
            <text:p>ITW tri-gide we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7]*[.C7]" office:value-type="float" office:value="0.5" calcext:value-type="float">
            <text:p>0.5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hydration passthrough</text:p>
          </table:table-cell>
          <table:table-cell office:value-type="string" calcext:value-type="string">
            <text:p>5 mm velcro hoo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8]*[.C8]" office:value-type="float" office:value="0.11" calcext:value-type="float">
            <text:p>0.1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hydration passthrough</text:p>
          </table:table-cell>
          <table:table-cell office:value-type="string" calcext:value-type="string">
            <text:p>5 mm velcro loop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9]*[.C9]" office:value-type="float" office:value="0.11" calcext:value-type="float">
            <text:p>0.1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fabric (hydration &amp; zipper pocket)</text:p>
          </table:table-cell>
          <table:table-cell office:value-type="string" calcext:value-type="string">
            <text:p>500D cordura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eters</text:p>
          </table:table-cell>
          <table:table-cell office:value-type="float" office:value="19.9" calcext:value-type="float">
            <text:p>19.9</text:p>
          </table:table-cell>
          <table:table-cell table:formula="of:=[.E10]*[.C10]" office:value-type="float" office:value="7.96" calcext:value-type="float">
            <text:p>7.9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zipper pulls</text:p>
          </table:table-cell>
          <table:table-cell office:value-type="string" calcext:value-type="string">
            <text:p>Ykk #8 single sided non-locking p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formula="of:=[.E11]*[.C11]" office:value-type="float" office:value="2.4" calcext:value-type="float">
            <text:p>2.4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zippers</text:p>
          </table:table-cell>
          <table:table-cell office:value-type="string" calcext:value-type="string">
            <text:p>Coil Zipper Tape YKK 8CF (8 mm)</text:p>
          </table:table-cell>
          <table:table-cell table:formula="of:=0.29*2" office:value-type="float" office:value="0.58" calcext:value-type="float">
            <text:p>0.58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12]*[.C12]" office:value-type="float" office:value="1.45" calcext:value-type="float">
            <text:p>1.4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fabric</text:p>
          </table:table-cell>
          <table:table-cell office:value-type="string" calcext:value-type="string">
            <text:p>1000 denier cordura (PU coated)</text:p>
          </table:table-cell>
          <table:table-cell table:formula="of:=0.165 + 0.07 + 0.08+0.31" office:value-type="float" office:value="0.625" calcext:value-type="float">
            <text:p>0.625</text:p>
          </table:table-cell>
          <table:table-cell office:value-type="string" calcext:value-type="string">
            <text:p>meters</text:p>
          </table:table-cell>
          <table:table-cell office:value-type="float" office:value="18.9" calcext:value-type="float">
            <text:p>18.9</text:p>
          </table:table-cell>
          <table:table-cell table:formula="of:=[.E13]*[.C13]" office:value-type="float" office:value="11.8125" calcext:value-type="float">
            <text:p>11.812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zipper</text:p>
          </table:table-cell>
          <table:table-cell office:value-type="string" calcext:value-type="string">
            <text:p>Coil Zipper Tape YKK 8CF (8 mm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14]*[.C14]" office:value-type="float" office:value="3" calcext:value-type="float">
            <text:p>3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zipper pulls</text:p>
          </table:table-cell>
          <table:table-cell office:value-type="string" calcext:value-type="string">
            <text:p>Ykk #8 single sided non-locking p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formula="of:=[.E15]*[.C15]" office:value-type="float" office:value="2.4" calcext:value-type="float">
            <text:p>2.4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posterior panel PALS</text:p>
          </table:table-cell>
          <table:table-cell office:value-type="string" calcext:value-type="string">
            <text:p>Webbing 25 mm PES</text:p>
          </table:table-cell>
          <table:table-cell table:formula="of:=6*0.3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16]*[.C16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posterior panel patch</text:p>
          </table:table-cell>
          <table:table-cell office:value-type="string" calcext:value-type="string">
            <text:p>5 mm velcro loop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17]*[.C17]" office:value-type="float" office:value="0.286" calcext:value-type="float">
            <text:p>0.28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attachment, inferior</text:p>
          </table:table-cell>
          <table:table-cell office:value-type="string" calcext:value-type="string">
            <text:p>2.5mm steel D-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formula="of:=[.E18]*[.C18]" office:value-type="float" office:value="2" calcext:value-type="float">
            <text:p>2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attachment, superior</text:p>
          </table:table-cell>
          <table:table-cell office:value-type="string" calcext:value-type="string">
            <text:p>2.5mm steel D-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formula="of:=[.E19]*[.C19]" office:value-type="float" office:value="2" calcext:value-type="float">
            <text:p>2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attachment, superior</text:p>
          </table:table-cell>
          <table:table-cell office:value-type="string" calcext:value-type="string">
            <text:p>ITW tri-gide web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20]*[.C20]" office:value-type="float" office:value="1" calcext:value-type="float">
            <text:p>1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inferior section</text:p>
          </table:table-cell>
          <table:table-cell office:value-type="string" calcext:value-type="string">
            <text:p>Webbing 25 mm PES</text:p>
          </table:table-cell>
          <table:table-cell table:formula="of:=2*0.9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1]*[.C21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length adjustment</text:p>
          </table:table-cell>
          <table:table-cell office:value-type="string" calcext:value-type="string">
            <text:p>YKK Tension Lock 25mm, Cu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22]*[.C22]" office:value-type="float" office:value="1" calcext:value-type="float">
            <text:p>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main load bearing webbing</text:p>
          </table:table-cell>
          <table:table-cell office:value-type="string" calcext:value-type="string">
            <text:p>Webbing 25 mm PES</text:p>
          </table:table-cell>
          <table:table-cell table:formula="of:=2*0.65" office:value-type="float" office:value="1.3" calcext:value-type="float">
            <text:p>1.3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3]*[.C23]" office:value-type="float" office:value="2.21" calcext:value-type="float">
            <text:p>2.2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wide section</text:p>
          </table:table-cell>
          <table:table-cell office:value-type="string" calcext:value-type="string">
            <text:p>Webbing 50 mm PES</text:p>
          </table:table-cell>
          <table:table-cell table:formula="of:=2*0.5" office:value-type="float" office:value="1" calcext:value-type="float">
            <text:p>1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24]*[.C24]" office:value-type="float" office:value="2.5" calcext:value-type="float">
            <text:p>2.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mediate panel PALS </text:p>
          </table:table-cell>
          <table:table-cell office:value-type="string" calcext:value-type="string">
            <text:p>Webbing 25 mm PES</text:p>
          </table:table-cell>
          <table:table-cell table:formula="of:=0.18*10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5]*[.C25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Nylbond 60, color 0855, 70 met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lls</text:p>
          </table:table-cell>
          <table:table-cell office:value-type="float" office:value="2.5" calcext:value-type="float">
            <text:p>2.5</text:p>
          </table:table-cell>
          <table:table-cell table:formula="of:=[.E26]*[.C26]" office:value-type="float" office:value="10" calcext:value-type="float">
            <text:p>10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table:number-columns-repeated="5"/>
          <table:table-cell table:formula="of:=[.E27]*[.C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8]*[.C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9]*[.C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0]*[.C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1]*[.C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2]*[.C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3]*[.C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00 denier cordura (PU coated)</text:p>
          </table:table-cell>
          <table:table-cell table:formula="of:=[.C2]"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Total cost:</text:p>
          </table:table-cell>
          <table:table-cell table:formula="of:=SUM([.F2:.F33])" office:value-type="float" office:value="69.0285" calcext:value-type="float">
            <text:p>69.0285</text:p>
          </table:table-cell>
          <table:table-cell/>
        </table:table-row>
        <table:table-row table:style-name="ro1">
          <table:table-cell office:value-type="string" calcext:value-type="string">
            <text:p>2.5mm steel D-ring</text:p>
          </table:table-cell>
          <table:table-cell table:formula="of:=[.C3]" office:value-type="float" office:value="1.6" calcext:value-type="float">
            <text:p>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0D cordura</text:p>
          </table:table-cell>
          <table:table-cell table:formula="of:=[.C9]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velcro hook</text:p>
          </table:table-cell>
          <table:table-cell table:formula="of:=[.C5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velcro loop</text:p>
          </table:table-cell>
          <table:table-cell table:formula="of:=SUM([.C6:.C7])"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webbing</text:p>
          </table:table-cell>
          <table:table-cell table:formula="of:=[.C8]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il Zipper Tape YKK 8CF (8 mm)</text:p>
          </table:table-cell>
          <table:table-cell table:formula="of:=SUM([.C10:.C11])"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SR buckle plug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SR buckle receptacl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tri-gide weblock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ylbond 60, color 0855, 1000 meter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bbing 25 mm PES</text:p>
          </table:table-cell>
          <table:table-cell table:formula="of:=SUM([.C17:.C23])" office:value-type="float" office:value="11.23" calcext:value-type="float">
            <text:p>11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kk #8 single sided non-locking pull</text:p>
          </table:table-cell>
          <table:table-cell table:formula="of:=SUM([.C24:.C25])" office:value-type="float" office:value="2.8" calcext:value-type="float">
            <text:p>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KK Tension Lock 25mm, Curved</text:p>
          </table:table-cell>
          <table:table-cell table:formula="of:=[.C26]" office:value-type="float" office:value="4" calcext:value-type="float">
            <text:p>4</text:p>
          </table:table-cell>
          <table:table-cell table:number-columns-repeated="5"/>
        </table:table-row>
      </table:table>
      <table:table table:name="BOM - general pouch 0.9L" table:style-name="ta1"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</table:table>
      <table:table table:name="BOM - pouch, horizontal, 25x16x9 mm" table:style-name="ta1">
        <office:forms form:automatic-focus="false" form:apply-design-mode="false"/>
        <table:table-column table:style-name="co6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zipper Tape, Coil YKK 8CF (8 mm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 table:formula="of:=[.D2]*[.B2]" office:value-type="float" office:value="1.25" calcext:value-type="float">
            <text:p>1.25</text:p>
          </table:table-cell>
          <table:table-cell office:value-type="string" calcext:value-type="string">
            <text:p>https://www.shelbyoutdoor.com/product_info.php?products_id=4483</text:p>
          </table:table-cell>
        </table:table-row>
        <table:table-row table:style-name="ro1">
          <table:table-cell office:value-type="string" calcext:value-type="string">
            <text:p>Cordura, 1000D, black, PU coated, foxa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eter</text:p>
          </table:table-cell>
          <table:table-cell office:value-type="float" office:value="18.9" calcext:value-type="float">
            <text:p>18.9</text:p>
          </table:table-cell>
          <table:table-cell table:formula="of:=[.D3]*[.B3]" office:value-type="float" office:value="1.89" calcext:value-type="float">
            <text:p>1.89</text:p>
          </table:table-cell>
          <table:table-cell office:value-type="string" calcext:value-type="string">
            <text:p>https://www.shelbyoutdoor.com/product_info.php?products_id=7668</text:p>
          </table:table-cell>
        </table:table-row>
        <table:table-row table:style-name="ro1">
          <table:table-cell office:value-type="string" calcext:value-type="string">
            <text:p>Nylbond 60, color 0855, 70 me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2.5" calcext:value-type="float">
            <text:p>2.5</text:p>
          </table:table-cell>
          <table:table-cell table:formula="of:=[.D4]*[.B4]" office:value-type="float" office:value="2.5" calcext:value-type="float">
            <text:p>2.5</text:p>
          </table:table-cell>
          <table:table-cell office:value-type="string" calcext:value-type="string">
            <text:p>https://www.shelbyoutdoor.com/product_info.php?products_id=941</text:p>
          </table:table-cell>
        </table:table-row>
        <table:table-row table:style-name="ro1">
          <table:table-cell office:value-type="string" calcext:value-type="string">
            <text:p>webbing 25 mm PES</text:p>
          </table:table-cell>
          <table:table-cell table:formula="of:= 0.28*2 + 0.7+0.2" office:value-type="float" office:value="1.46" calcext:value-type="float">
            <text:p>1.46</text:p>
          </table:table-cell>
          <table:table-cell office:value-type="string" calcext:value-type="string">
            <text:p>meter</text:p>
          </table:table-cell>
          <table:table-cell office:value-type="float" office:value="1.8" calcext:value-type="float">
            <text:p>1.8</text:p>
          </table:table-cell>
          <table:table-cell table:formula="of:=[.D5]*[.B5]" office:value-type="float" office:value="2.628" calcext:value-type="float">
            <text:p>2.628</text:p>
          </table:table-cell>
          <table:table-cell office:value-type="string" calcext:value-type="string">
            <text:p>https://www.varusteleka.fi/fi/product/hihnanauha-metritavara-25-mm/51875</text:p>
          </table:table-cell>
        </table:table-row>
        <table:table-row table:style-name="ro1">
          <table:table-cell office:value-type="string" calcext:value-type="string">
            <text:p>zipper pull, YKK #8 single sided non-locking p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formula="of:=[.D6]*[.B6]" office:value-type="float" office:value="2.4" calcext:value-type="float">
            <text:p>2.4</text:p>
          </table:table-cell>
          <table:table-cell office:value-type="string" calcext:value-type="string">
            <text:p>https://www.shelbyoutdoor.com/product_info.php?products_id=8498</text:p>
          </table:table-cell>
        </table:table-row>
        <table:table-row table:style-name="ro1">
          <table:table-cell office:value-type="string" calcext:value-type="string">
            <text:p>PALS polyethylene stiffe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0.1" calcext:value-type="float">
            <text:p>0.1</text:p>
          </table:table-cell>
          <table:table-cell table:formula="of:=[.D7]*[.B7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postage f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s</text:p>
          </table:table-cell>
          <table:table-cell office:value-type="float" office:value="4" calcext:value-type="float">
            <text:p>4</text:p>
          </table:table-cell>
          <table:table-cell table:formula="of:=[.D8]*[.B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sum:</text:p>
          </table:table-cell>
          <table:table-cell table:formula="of:=SUM([.E2:.E8])" office:value-type="float" office:value="10.868" calcext:value-type="float">
            <text:p>10.86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ll at</text:p>
          </table:table-cell>
          <table:table-cell table:formula="of:=1.5*[.E9]" office:value-type="float" office:value="16.302" calcext:value-type="float">
            <text:p>16.302</text:p>
          </table:table-cell>
          <table:table-cell/>
        </table:table-row>
      </table:table>
      <table:table table:name="BOM - pouch, vertical, large" table:style-name="ta1">
        <table:table-column table:style-name="co6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rdura, 1000D, black, PU coated, foxa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eter</text:p>
          </table:table-cell>
          <table:table-cell office:value-type="float" office:value="18.9" calcext:value-type="float">
            <text:p>18.9</text:p>
          </table:table-cell>
          <table:table-cell table:formula="of:=[.D3]*[.B3]" office:value-type="float" office:value="7.56" calcext:value-type="float">
            <text:p>7.56</text:p>
          </table:table-cell>
          <table:table-cell office:value-type="string" calcext:value-type="string">
            <text:p>https://www.shelbyoutdoor.com/product_info.php?products_id=7668</text:p>
          </table:table-cell>
        </table:table-row>
        <table:table-row table:style-name="ro1">
          <table:table-cell office:value-type="string" calcext:value-type="string">
            <text:p>Nylbond 60, 70 me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2.5" calcext:value-type="float">
            <text:p>2.5</text:p>
          </table:table-cell>
          <table:table-cell table:formula="of:=[.D4]*[.B4]" office:value-type="float" office:value="2.5" calcext:value-type="float">
            <text:p>2.5</text:p>
          </table:table-cell>
          <table:table-cell office:value-type="string" calcext:value-type="string">
            <text:p>https://www.shelbyoutdoor.com/product_info.php?products_id=941</text:p>
          </table:table-cell>
        </table:table-row>
        <table:table-row table:style-name="ro1">
          <table:table-cell office:value-type="string" calcext:value-type="string">
            <text:p>webbing 25 mm PES</text:p>
          </table:table-cell>
          <table:table-cell table:formula="of:=0.36*2 + 0.16*2 + 2*0.1" office:value-type="float" office:value="1.24" calcext:value-type="float">
            <text:p>1.24</text:p>
          </table:table-cell>
          <table:table-cell office:value-type="string" calcext:value-type="string">
            <text:p>meter</text:p>
          </table:table-cell>
          <table:table-cell office:value-type="float" office:value="1.8" calcext:value-type="float">
            <text:p>1.8</text:p>
          </table:table-cell>
          <table:table-cell table:formula="of:=[.D5]*[.B5]" office:value-type="float" office:value="2.232" calcext:value-type="float">
            <text:p>2.232</text:p>
          </table:table-cell>
          <table:table-cell office:value-type="string" calcext:value-type="string">
            <text:p>https://www.varusteleka.fi/fi/product/hihnanauha-metritavara-25-mm/51875</text:p>
          </table:table-cell>
        </table:table-row>
        <table:table-row table:style-name="ro1">
          <table:table-cell office:value-type="string" calcext:value-type="string">
            <text:p>ITW Nexus SR buckle pl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D6]*[.B6]" office:value-type="float" office:value="0.65" calcext:value-type="float">
            <text:p>0.65</text:p>
          </table:table-cell>
          <table:table-cell office:value-type="string" calcext:value-type="string">
            <text:p>https://www.varusteleka.fi/fi/product/itw-classic-sr-pistosolki-musta/31888</text:p>
          </table:table-cell>
        </table:table-row>
        <table:table-row table:style-name="ro1">
          <table:table-cell office:value-type="string" calcext:value-type="string">
            <text:p>ITW Nexus SR buckle recepta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D7]*[.B7]" office:value-type="float" office:value="0.65" calcext:value-type="float">
            <text:p>0.65</text:p>
          </table:table-cell>
          <table:table-cell office:value-type="string" calcext:value-type="string">
            <text:p>https://www.varusteleka.fi/fi/product/itw-classic-sr-pistosolki-musta/31888</text:p>
          </table:table-cell>
        </table:table-row>
        <table:table-row table:style-name="ro1">
          <table:table-cell office:value-type="string" calcext:value-type="string">
            <text:p>Edge binding 20mm P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er</text:p>
          </table:table-cell>
          <table:table-cell office:value-type="float" office:value="0.4" calcext:value-type="float">
            <text:p>0.4</text:p>
          </table:table-cell>
          <table:table-cell table:formula="of:=[.D8]*[.B8]" office:value-type="float" office:value="1.2" calcext:value-type="float">
            <text:p>1.2</text:p>
          </table:table-cell>
          <table:table-cell office:value-type="string" calcext:value-type="string">
            <text:p>https://www.shelbyoutdoor.com/product_info.php?products_id=107</text:p>
          </table:table-cell>
        </table:table-row>
        <table:table-row table:style-name="ro1">
          <table:table-cell office:value-type="string" calcext:value-type="string">
            <text:p>Shelby tent floor fabric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eter</text:p>
          </table:table-cell>
          <table:table-cell office:value-type="float" office:value="7.9" calcext:value-type="float">
            <text:p>7.9</text:p>
          </table:table-cell>
          <table:table-cell table:formula="of:=[.D9]*[.B9]" office:value-type="float" office:value="1.58" calcext:value-type="float">
            <text:p>1.58</text:p>
          </table:table-cell>
          <table:table-cell office:value-type="string" calcext:value-type="string">
            <text:p>https://www.shelbyoutdoor.com/product_info.php?products_id=6774</text:p>
          </table:table-cell>
        </table:table-row>
        <table:table-row table:style-name="ro1">
          <table:table-cell office:value-type="string" calcext:value-type="string">
            <text:p>Samson amsteel 2.5mm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ter</text:p>
          </table:table-cell>
          <table:table-cell office:value-type="float" office:value="1.5" calcext:value-type="float">
            <text:p>1.5</text:p>
          </table:table-cell>
          <table:table-cell table:formula="of:=[.D10]*[.B10]" office:value-type="float" office:value="0.75" calcext:value-type="float">
            <text:p>0.75</text:p>
          </table:table-cell>
          <table:table-cell office:value-type="string" calcext:value-type="string">
            <text:p>https://www.shelbyoutdoor.com/product_info.php?products_id=3141</text:p>
          </table:table-cell>
        </table:table-row>
        <table:table-row table:style-name="ro1">
          <table:table-cell office:value-type="string" calcext:value-type="string">
            <text:p>chord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formula="of:=[.D11]*[.B11]" office:value-type="float" office:value="1" calcext:value-type="float">
            <text:p>1</text:p>
          </table:table-cell>
          <table:table-cell office:value-type="string" calcext:value-type="string">
            <text:p>https://www.varusteleka.fi/fi/product/narulukko/6272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 sum:</text:p>
          </table:table-cell>
          <table:table-cell table:formula="of:=SUM([.E3:.E11])" office:value-type="float" office:value="18.122" calcext:value-type="float">
            <text:p>18.122</text:p>
          </table:table-cell>
          <table:table-cell/>
        </table:table-row>
      </table:table>
      <table:table table:name="balance shee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t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orde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ebbing 25 mm P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668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w-On Hook Or Loop Fastener 50 mm Tape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#668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w-On Hook Or Loop Fastener 50 mm Tape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#6688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etermann Mara 70 thread 700 m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#6688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chine Needle #100, 10pc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#6688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ge binding 20mm PP Olive 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6688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ivery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#66880</text:p>
          </table:table-cell>
          <table:table-cell/>
        </table:table-row>
        <table:table-row table:style-name="ro1">
          <table:table-cell table:number-columns-repeated="2"/>
          <table:table-cell table:formula="of:=SUM([.C2:.C7])" office:value-type="float" office:value="40.2" calcext:value-type="float">
            <text:p>40.2</text:p>
          </table:table-cell>
          <table:table-cell office:value-type="string" calcext:value-type="string">
            <text:p>#66880</text:p>
          </table:table-cell>
          <table:table-cell/>
        </table:table-row>
        <table:table-row table:style-name="ro1" table:number-rows-repeated="13">
          <table:table-cell table:number-columns-repeated="5"/>
        </table:table-row>
        <table:table-row table:style-name="ro2">
          <table:table-cell table:style-name="ce1" office:value-type="string" calcext:value-type="string">
            <text:p>Order Date: Friday 08 September, 2023</text:p>
            <text:p>Shipped To: Jarmo Kivekäs</text:p>
          </table:table-cell>
          <table:table-cell table:style-name="ce1" office:value-type="string" calcext:value-type="string">
            <text:p>Products: 11</text:p>
            <text:p>Order Cost: 144.20 €</text:p>
          </table:table-cell>
          <table:table-cell table:style-name="ce3" office:value-type="string" calcext:value-type="string">
            <text:p><text:a xlink:href="https://www.shelbyoutdoor.com/account_history_info.php?order_id=81118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80840 (Shipped out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Order Date: Sunday 27 August, 2023</text:p>
            <text:p>Shipped To: Jarmo Kivekäs</text:p>
          </table:table-cell>
          <table:table-cell table:style-name="ce1" office:value-type="string" calcext:value-type="string">
            <text:p>Products: 4</text:p>
            <text:p>Order Cost: 0.00 €</text:p>
          </table:table-cell>
          <table:table-cell table:style-name="ce3" office:value-type="string" calcext:value-type="string">
            <text:p><text:a xlink:href="https://www.shelbyoutdoor.com/account_history_info.php?order_id=80840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79889 (Shipped out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Order Date: Wednesday 19 July, 2023</text:p>
            <text:p>Shipped To: Jarmo Kivekäs</text:p>
          </table:table-cell>
          <table:table-cell table:style-name="ce1" office:value-type="string" calcext:value-type="string">
            <text:p>Products: 11</text:p>
            <text:p>Order Cost: 59.83 €</text:p>
          </table:table-cell>
          <table:table-cell table:style-name="ce3" office:value-type="string" calcext:value-type="string">
            <text:p><text:a xlink:href="https://www.shelbyoutdoor.com/account_history_info.php?order_id=79889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78420 (Shipped out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Order Date: Thursday 18 May, 2023</text:p>
            <text:p>Shipped To: Jarmo Kivekäs</text:p>
          </table:table-cell>
          <table:table-cell table:style-name="ce1" office:value-type="string" calcext:value-type="string">
            <text:p>Products: 1</text:p>
            <text:p>Order Cost: 5.40 €</text:p>
          </table:table-cell>
          <table:table-cell table:style-name="ce3" office:value-type="string" calcext:value-type="string">
            <text:p><text:a xlink:href="https://www.shelbyoutdoor.com/account_history_info.php?order_id=78420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78141 (Shipped out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Order Date: Friday 05 May, 2023</text:p>
            <text:p>Shipped To: Jarmo Kivekäs</text:p>
          </table:table-cell>
          <table:table-cell table:style-name="ce1" office:value-type="string" calcext:value-type="string">
            <text:p>Products: 5</text:p>
            <text:p>Order Cost: 50.32 €</text:p>
          </table:table-cell>
          <table:table-cell table:style-name="ce3" office:value-type="string" calcext:value-type="string">
            <text:p><text:a xlink:href="https://www.shelbyoutdoor.com/account_history_info.php?order_id=78141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75177 (Shipped out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Order Date: Sunday 22 January, 2023</text:p>
            <text:p>Shipped To: Jarmo Kivekäs</text:p>
          </table:table-cell>
          <table:table-cell table:style-name="ce1" office:value-type="string" calcext:value-type="string">
            <text:p>Products: 2</text:p>
            <text:p>Order Cost: 19.50 €</text:p>
          </table:table-cell>
          <table:table-cell table:style-name="ce3" office:value-type="string" calcext:value-type="string">
            <text:p><text:a xlink:href="https://www.shelbyoutdoor.com/account_history_info.php?order_id=75177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74598 (Shipped out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Order Date: Tuesday 03 January, 2023</text:p>
            <text:p>Shipped To: Jarmo Kivekäs</text:p>
          </table:table-cell>
          <table:table-cell table:style-name="ce1" office:value-type="string" calcext:value-type="string">
            <text:p>Products: 3</text:p>
            <text:p>Order Cost: 98,56 €</text:p>
          </table:table-cell>
          <table:table-cell table:style-name="ce3" office:value-type="string" calcext:value-type="string">
            <text:p><text:a xlink:href="https://www.shelbyoutdoor.com/account_history_info.php?order_id=74598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73535 (Shipped out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Order Date: Tuesday 22 November, 2022</text:p>
            <text:p>Shipped To: Jarmo Kivekäs</text:p>
          </table:table-cell>
          <table:table-cell table:style-name="ce1" office:value-type="string" calcext:value-type="string">
            <text:p>Products: 1</text:p>
            <text:p>Order Cost: 10.00 €</text:p>
          </table:table-cell>
          <table:table-cell table:style-name="ce3" office:value-type="string" calcext:value-type="string">
            <text:p><text:a xlink:href="https://www.shelbyoutdoor.com/account_history_info.php?order_id=73535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73534 (Shipped out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Order Date: Tuesday 22 November, 2022</text:p>
            <text:p>Shipped To: Jarmo Kivekäs</text:p>
          </table:table-cell>
          <table:table-cell table:style-name="ce1" office:value-type="string" calcext:value-type="string">
            <text:p>Products: 8</text:p>
            <text:p>Order Cost: 66.78 €</text:p>
          </table:table-cell>
          <table:table-cell table:style-name="ce3" office:value-type="string" calcext:value-type="string">
            <text:p><text:a xlink:href="https://www.shelbyoutdoor.com/account_history_info.php?order_id=73534" xlink:type="simple">View</text:a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3" table:number-rows-spanned="1">
            <text:p>Order Number: 72237 (Shipped out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Order Date: Wednesday 21 September, 2022</text:p>
            <text:p>Shipped To: Jarmo Kivekäs</text:p>
          </table:table-cell>
          <table:table-cell table:style-name="ce1" office:value-type="string" calcext:value-type="string">
            <text:p>Products: 5</text:p>
            <text:p>Order Cost: 0.00 €</text:p>
          </table:table-cell>
          <table:table-cell table:style-name="ce3" office:value-type="string" calcext:value-type="string">
            <text:p><text:a xlink:href="https://www.shelbyoutdoor.com/account_history_info.php?order_id=72237" xlink:type="simple">View</text:a>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Order Date: Friday 08 September, 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144.20 € </text:p>
          </table:table-cell>
          <table:table-cell office:value-type="string" calcext:value-type="string">
            <text:p>View</text:p>
          </table:table-cell>
          <table:table-cell table:formula="of:=ORG.LIBREOFFICE.REGEX([.A47]; &quot;Order Cost: ([1234567890.]*) €&quot;;&quot;$1&quot;)" office:value-type="string" office:string-value="144.20 " calcext:value-type="string">
            <text:p>144.2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Number: 80840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Sunday 27 August, 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0.00 € </text:p>
          </table:table-cell>
          <table:table-cell office:value-type="string" calcext:value-type="string">
            <text:p>View</text:p>
          </table:table-cell>
          <table:table-cell table:formula="of:=ORG.LIBREOFFICE.REGEX([.A51]; &quot;Order Cost: ([1234567890.]*) €&quot;;&quot;$1&quot;)" office:value-type="string" office:string-value="0.00 " calcext:value-type="string">
            <text:p>0.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Number: 79889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Wednesday 19 July, 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59.83 € </text:p>
          </table:table-cell>
          <table:table-cell office:value-type="string" calcext:value-type="string">
            <text:p>View</text:p>
          </table:table-cell>
          <table:table-cell table:formula="of:=ORG.LIBREOFFICE.REGEX([.A55]; &quot;Order Cost: ([1234567890.]*) €&quot;;&quot;$1&quot;)" office:value-type="string" office:string-value="59.83 " calcext:value-type="string">
            <text:p>59.83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Number: 78420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Thursday 18 May, 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5.40 € </text:p>
          </table:table-cell>
          <table:table-cell office:value-type="string" calcext:value-type="string">
            <text:p>View</text:p>
          </table:table-cell>
          <table:table-cell table:formula="of:=ORG.LIBREOFFICE.REGEX([.A59]; &quot;Order Cost: ([1234567890.]*) €&quot;;&quot;$1&quot;)" office:value-type="string" office:string-value="5.40 " calcext:value-type="string">
            <text:p>5.4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Number: 78141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Friday 05 May, 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50.32 € </text:p>
          </table:table-cell>
          <table:table-cell office:value-type="string" calcext:value-type="string">
            <text:p>View</text:p>
          </table:table-cell>
          <table:table-cell table:formula="of:=ORG.LIBREOFFICE.REGEX([.A63]; &quot;Order Cost: ([1234567890.]*) €&quot;;&quot;$1&quot;)" office:value-type="string" office:string-value="50.32 " calcext:value-type="string">
            <text:p>50.32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Number: 75177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Sunday 22 January, 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19.50 € </text:p>
          </table:table-cell>
          <table:table-cell office:value-type="string" calcext:value-type="string">
            <text:p>View</text:p>
          </table:table-cell>
          <table:table-cell table:formula="of:=ORG.LIBREOFFICE.REGEX([.A67]; &quot;Order Cost: ([1234567890.]*) €&quot;;&quot;$1&quot;)" office:value-type="string" office:string-value="19.50 " calcext:value-type="string">
            <text:p>19.5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Number: 74598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Tuesday 03 January, 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98.56 € </text:p>
          </table:table-cell>
          <table:table-cell office:value-type="string" calcext:value-type="string">
            <text:p>View</text:p>
          </table:table-cell>
          <table:table-cell table:formula="of:=ORG.LIBREOFFICE.REGEX([.A71]; &quot;Order Cost: ([1234567890,.]*) €&quot;;&quot;$1&quot;)" office:value-type="string" office:string-value="98.56 " calcext:value-type="string">
            <text:p>98.56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Number: 73535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Tuesday 22 November, 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10.00 € </text:p>
          </table:table-cell>
          <table:table-cell office:value-type="string" calcext:value-type="string">
            <text:p>View</text:p>
          </table:table-cell>
          <table:table-cell table:formula="of:=ORG.LIBREOFFICE.REGEX([.A75]; &quot;Order Cost: ([1234567890.]*) €&quot;;&quot;$1&quot;)" office:value-type="string" office:string-value="10.00 " calcext:value-type="string">
            <text:p>10.00 </text:p>
          </table:table-cell>
          <table:table-cell table:formula="of:=[.C75]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rder Number: 73534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Tuesday 22 November, 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66.78 € </text:p>
          </table:table-cell>
          <table:table-cell office:value-type="string" calcext:value-type="string">
            <text:p>View</text:p>
          </table:table-cell>
          <table:table-cell table:formula="of:=ORG.LIBREOFFICE.REGEX([.A79]; &quot;Order Cost: ([1234567890.]*) €&quot;;&quot;$1&quot;)" office:value-type="string" office:string-value="66.78 " calcext:value-type="string">
            <text:p>66.78 </text:p>
          </table:table-cell>
          <table:table-cell table:formula="of:=[.C79]+[.C75]+[.C71]+[.C67]+[.C63]+[.C59]+[.C55]+[.C47]+[.C42]" office:value-type="float" office:value="454.59" calcext:value-type="float">
            <text:p>454.59</text:p>
          </table:table-cell>
          <table:table-cell/>
        </table:table-row>
        <table:table-row table:style-name="ro1">
          <table:table-cell office:value-type="string" calcext:value-type="string">
            <text:p>Order Number: 72237 (Shipped ou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Date: Wednesday 21 September, 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 To: Jarmo Kivekäs </text:p>
          </table:table-cell>
          <table:table-cell office:value-type="string" calcext:value-type="string">
            <text:p>Products: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Cost: 0.00 € </text:p>
          </table:table-cell>
          <table:table-cell office:value-type="string" calcext:value-type="string">
            <text:p>View</text:p>
          </table:table-cell>
          <table:table-cell table:formula="of:=ORG.LIBREOFFICE.REGEX([.A83]; &quot;Order Cost: ([1234567890.]*) €&quot;;&quot;$1&quot;)" office:value-type="string" office:string-value="0.00 " calcext:value-type="string">
            <text:p>0.00 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table:formula="of:=SUM([.C44:.C86]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myyty 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ote kit</text:p>
          </table:table-cell>
          <table:table-cell office:value-type="float" office:value="1" calcext:value-type="float">
            <text:p>1</text:p>
          </table:table-cell>
          <table:table-cell table:formula="of:=[.D93]*[.B93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ote kit</text:p>
          </table:table-cell>
          <table:table-cell office:value-type="float" office:value="1" calcext:value-type="float">
            <text:p>1</text:p>
          </table:table-cell>
          <table:table-cell table:formula="of:=[.D94]*[.B9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akkauspussi</text:p>
          </table:table-cell>
          <table:table-cell office:value-type="float" office:value="2" calcext:value-type="float">
            <text:p>2</text:p>
          </table:table-cell>
          <table:table-cell table:formula="of:=[.D95]*[.B95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96]*[.B96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askuja</text:p>
          </table:table-cell>
          <table:table-cell office:value-type="float" office:value="1" calcext:value-type="float">
            <text:p>1</text:p>
          </table:table-cell>
          <table:table-cell table:formula="of:=[.D97]*[.B97]" office:value-type="float" office:value="50" calcext:value-type="float">
            <text:p>5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E93:.E97])" office:value-type="float" office:value="212" calcext:value-type="float">
            <text:p>212</text:p>
          </table:table-cell>
          <table:table-cell/>
        </table:table-row>
      </table:table>
      <table:table table:name="inventory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urchase 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urrent inventory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zipper Tape, Coil YKK 8CF (8 mm)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ura, 1000D, dark green, PU coated, foxa</text:p>
          </table:table-cell>
          <table:table-cell office:value-type="string" calcext:value-type="string">
            <text:p>meter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ura, 500D, black</text:p>
          </table:table-cell>
          <table:table-cell office:value-type="string" calcext:value-type="string">
            <text:p>meter</text:p>
          </table:table-cell>
          <table:table-cell office:value-type="float" office:value="19.9" calcext:value-type="float">
            <text:p>1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ring, 25mm, steel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rusteleka.com/en/product/d-ring-steel/59123</text:p>
          </table:table-cell>
        </table:table-row>
        <table:table-row table:style-name="ro1">
          <table:table-cell office:value-type="string" calcext:value-type="string">
            <text:p>ITW SR buckle plug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W SR buckle receptacle 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W tri-glide weblock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bond 60, color 0855, 70 meters</text:p>
          </table:table-cell>
          <table:table-cell office:value-type="string" calcext:value-type="string">
            <text:p>roll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cro hook, 5mm</text:p>
          </table:table-cell>
          <table:table-cell office:value-type="string" calcext:value-type="string">
            <text:p>meter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cro loop, 5mm</text:p>
          </table:table-cell>
          <table:table-cell office:value-type="string" calcext:value-type="string">
            <text:p>meter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bing 25 mm PES</text:p>
          </table:table-cell>
          <table:table-cell office:value-type="string" calcext:value-type="string">
            <text:p>meter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string" calcext:value-type="string">
            <text:p>https://www.varusteleka.com/en/product/webbing-strap-by-the-meter-25-mm-1-/51875</text:p>
          </table:table-cell>
        </table:table-row>
        <table:table-row table:style-name="ro1">
          <table:table-cell office:value-type="string" calcext:value-type="string">
            <text:p>Webbing 40 mm PES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https://www.varusteleka.com/en/product/webbing-strap-by-the-meter-40-mm-1-6-/51876</text:p>
          </table:table-cell>
        </table:table-row>
        <table:table-row table:style-name="ro1">
          <table:table-cell office:value-type="string" calcext:value-type="string">
            <text:p>webbing, 50 mm, PES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 pull, YKK #8 single sided non-locking pull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 lock 25mm, YKK Curved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 lock</text:p>
          </table:table-cell>
          <table:table-cell office:value-type="string" calcext:value-type="string">
            <text:p>pcs</text:p>
          </table:table-cell>
          <table:table-cell office:value-type="float" office:value="1.99" calcext:value-type="float">
            <text:p>1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varusteleka.com/en/product/cord-lock/62725</text:p>
          </table:table-cell>
        </table:table-row>
        <table:table-row table:style-name="ro1">
          <table:table-cell office:value-type="string" calcext:value-type="string">
            <text:p>buckle, g-hook, tackticaltrim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ttps://www.varusteleka.com/en/product/tacticaltrim-g-hook/14168</text:p>
          </table:table-cell>
        </table:table-row>
        <table:table-row table:style-name="ro1">
          <table:table-cell office:value-type="string" calcext:value-type="string">
            <text:p>3-Layer (3L) Stretch WPB 195 g/m² with DWR</text:p>
          </table:table-cell>
          <table:table-cell office:value-type="string" calcext:value-type="string">
            <text:p>meter</text:p>
          </table:table-cell>
          <table:table-cell table:formula="of:=103.05/4.5" office:value-type="float" office:value="22.9" calcext:value-type="float">
            <text:p>2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layer seam tape3-layer seam tape</text:p>
          </table:table-cell>
          <table:table-cell office:value-type="string" calcext:value-type="string">
            <text:p>me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Locking YKK 3CF Coil Zipper Two Pull SliderNon-Locking YKK 3CF Coil Zipper Two Pull Slider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l Zipper Tape YKK 3CF (4 mm)Coil Zipper Tape YKK 3CF (4 mm)</text:p>
          </table:table-cell>
          <table:table-cell office:value-type="string" calcext:value-type="string">
            <text:p>meter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t Button for WebbingSlot Button for Webbing</text:p>
          </table:table-cell>
          <table:table-cell office:value-type="string" calcext:value-type="string">
            <text:p>pcs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l Zipper Tape YKK 10C (10 mm)</text:p>
          </table:table-cell>
          <table:table-cell office:value-type="string" calcext:value-type="string">
            <text:p>meter</text:p>
          </table:table-cell>
          <table:table-cell table:formula="of:=10.5/3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Locking YKK 10C Coil Zipper Slider With Two Pulls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t Buckle for 38 to 40 mm webbing</text:p>
          </table:table-cell>
          <table:table-cell office:value-type="string" calcext:value-type="string">
            <text:p>pcs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shelbyoutdoor.com/product_info.php?products_id=161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quant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t, webbing, 40mm</text:p>
          </table:table-cell>
          <table:table-cell table:number-columns-repeated="4"/>
        </table:table-row>
        <table:table-row table:style-name="ro1">
          <table:table-cell table:formula="of:=[.A13]" office:value-type="string" office:string-value="Webbing 40 mm PES" calcext:value-type="string">
            <text:p>Webbing 40 mm PES</text:p>
          </table:table-cell>
          <table:table-cell office:value-type="float" office:value="1.2" calcext:value-type="float">
            <text:p>1.2</text:p>
          </table:table-cell>
          <table:table-cell table:formula="of:=[.C13]" office:value-type="float" office:value="2.5" calcext:value-type="float">
            <text:p>2.5</text:p>
          </table:table-cell>
          <table:table-cell table:formula="of:=[.C32]*[.B32]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26]" office:value-type="string" office:string-value="Belt Buckle for 38 to 40 mm webbing" calcext:value-type="string">
            <text:p>Belt Buckle for 38 to 40 mm webbing</text:p>
          </table:table-cell>
          <table:table-cell office:value-type="float" office:value="1" calcext:value-type="float">
            <text:p>1</text:p>
          </table:table-cell>
          <table:table-cell table:formula="of:=[.C26]" office:value-type="float" office:value="4.9" calcext:value-type="float">
            <text:p>4.9</text:p>
          </table:table-cell>
          <table:table-cell table:formula="of:=[.C33]*[.B33]" office:value-type="float" office:value="4.9" calcext:value-type="float">
            <text:p>4.9</text:p>
          </table:table-cell>
          <table:table-cell/>
        </table:table-row>
        <table:table-row table:style-name="ro1">
          <table:table-cell table:number-columns-repeated="3"/>
          <table:table-cell table:formula="of:=SUM([.D32:.D33])" office:value-type="float" office:value="7.9" calcext:value-type="float">
            <text:p>7.9</text:p>
          </table:table-cell>
          <table:table-cell table:formula="of:=[.D34]*1.5" office:value-type="float" office:value="11.85" calcext:value-type="float">
            <text:p>11.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[.A12]" office:value-type="string" office:string-value="webbing 25 mm PES" calcext:value-type="string">
            <text:p>webbing 25 mm PES</text:p>
          </table:table-cell>
          <table:table-cell office:value-type="float" office:value="0.2" calcext:value-type="float">
            <text:p>0.2</text:p>
          </table:table-cell>
          <table:table-cell table:formula="of:=[.C12]" office:value-type="float" office:value="2.7" calcext:value-type="float">
            <text:p>2.7</text:p>
          </table:table-cell>
          <table:table-cell table:formula="of:=[.C36]*[.B36]" office:value-type="float" office:value="0.54" calcext:value-type="float">
            <text:p>0.54</text:p>
          </table:table-cell>
          <table:table-cell/>
        </table:table-row>
        <table:table-row table:style-name="ro1">
          <table:table-cell table:formula="of:=[.A7]" office:value-type="string" office:string-value="ITW SR buckle receptacle " calcext:value-type="string">
            <text:p>ITW SR buckle receptacle </text:p>
          </table:table-cell>
          <table:table-cell office:value-type="float" office:value="1" calcext:value-type="float">
            <text:p>1</text:p>
          </table:table-cell>
          <table:table-cell table:formula="of:=[.C7]" office:value-type="float" office:value="0.65" calcext:value-type="float">
            <text:p>0.65</text:p>
          </table:table-cell>
          <table:table-cell table:formula="of:=[.C37]*[.B37]" office:value-type="float" office:value="0.65" calcext:value-type="float">
            <text:p>0.65</text:p>
          </table:table-cell>
          <table:table-cell/>
        </table:table-row>
        <table:table-row table:style-name="ro1">
          <table:table-cell table:number-columns-repeated="3"/>
          <table:table-cell table:formula="of:=SUM([.D36:.D37])" office:value-type="float" office:value="1.19" calcext:value-type="float">
            <text:p>1.19</text:p>
          </table:table-cell>
          <table:table-cell table:formula="of:=[.D38]*2" office:value-type="float" office:value="2.38" calcext:value-type="float">
            <text:p>2.38</text:p>
          </table:table-cell>
        </table:table-row>
      </table:table>
      <table:table table:name="bivy, pattern 10" table:style-name="ta1">
        <table:table-column table:style-name="co13" table:default-cell-style-name="Default"/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unit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3-Layer (3L) Stretch WPB 195 g/m² with DWR</text:p>
          </table:table-cell>
          <table:table-cell office:value-type="string" calcext:value-type="string">
            <text:p>meter</text:p>
          </table:table-cell>
          <table:table-cell table:formula="of:=103.05/4.5" office:value-type="float" office:value="22.9" calcext:value-type="float">
            <text:p>22.9</text:p>
          </table:table-cell>
          <table:table-cell office:value-type="float" office:value="2.9" calcext:value-type="float">
            <text:p>2.9</text:p>
          </table:table-cell>
          <table:table-cell table:formula="of:=[.D2]*[.C2]" office:value-type="float" office:value="66.41" calcext:value-type="float">
            <text:p>66.41</text:p>
          </table:table-cell>
        </table:table-row>
        <table:table-row table:style-name="ro1">
          <table:table-cell office:value-type="string" calcext:value-type="string">
            <text:p>3-layer seam tape3-layer seam tape</text:p>
          </table:table-cell>
          <table:table-cell office:value-type="string" calcext:value-type="string">
            <text:p>mete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3]*[.C3]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formula="of:=[.D4]*[.C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5]*[.C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6]*[.C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l Zipper Tape YKK 10C (10 mm)</text:p>
          </table:table-cell>
          <table:table-cell office:value-type="string" calcext:value-type="string">
            <text:p>meter</text:p>
          </table:table-cell>
          <table:table-cell table:formula="of:=10.5/3"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table:formula="of:=[.D7]*[.C7]"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Non-Locking YKK 10C Coil Zipper Slider With Two Pulls</text:p>
          </table:table-cell>
          <table:table-cell office:value-type="string" calcext:value-type="string">
            <text:p>pcs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]*[.C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lot Button for WebbingSlot Button for Webbing</text:p>
          </table:table-cell>
          <table:table-cell office:value-type="string" calcext:value-type="string">
            <text:p>pcs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D9]*[.C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10]*[.C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n-Locking YKK 3CF Coil Zipper Two Pull SliderNon-Locking YKK 3CF Coil Zipper Two Pull Slider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[.D11]*[.C11]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Coil Zipper Tape YKK 3CF (4 mm)Coil Zipper Tape YKK 3CF (4 mm)</text:p>
          </table:table-cell>
          <table:table-cell office:value-type="string" calcext:value-type="string">
            <text:p>meter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formula="of:=[.D12]*[.C12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o-seeum</text:p>
          </table:table-cell>
          <table:table-cell office:value-type="string" calcext:value-type="string">
            <text:p>met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13]*[.C13]"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3])" office:value-type="float" office:value="102.11" calcext:value-type="float">
            <text:p>102.11</text:p>
          </table:table-cell>
        </table:table-row>
      </table:table>
      <table:table table:name="kånken" table:style-name="ta1">
        <table:shapes>
          <draw:frame draw:z-index="0" draw:name="https://www.shelbyoutdoor.com/includes/modules/kiss_image_thumbnailer/thumbs/100x100_IMG_6776.jpeg" draw:style-name="gr1" draw:text-style-name="P1" svg:width="0.5205in" svg:height="0.5205in" svg:x="0in" svg:y="2.1335in">
            <draw:image xlink:href="https://www.shelbyoutdoor.com/includes/modules/kiss_image_thumbnailer/thumbs/100x100_IMG_6776.jpeg" xlink:type="simple" xlink:show="embed" xlink:actuate="onLoad" draw:mime-type="image/jpeg">
              <text:p/>
            </draw:image>
          </draw:frame>
          <draw:frame draw:z-index="1" draw:name="https://www.shelbyoutdoor.com/includes/modules/kiss_image_thumbnailer/thumbs/100x100_MDR.jpg 1" draw:style-name="gr1" draw:text-style-name="P1" svg:width="0.5205in" svg:height="0.5205in" svg:x="0in" svg:y="7.8047in">
            <draw:image xlink:href="https://www.shelbyoutdoor.com/includes/modules/kiss_image_thumbnailer/thumbs/100x100_MDR.jpg" xlink:type="simple" xlink:show="embed" xlink:actuate="onLoad" draw:mime-type="image/jpeg">
              <text:p/>
            </draw:image>
          </draw:frame>
          <draw:frame draw:z-index="2" draw:name="https://www.shelbyoutdoor.com/includes/modules/kiss_image_thumbnailer/thumbs/100x100_WPES-camo.jpg 1" draw:style-name="gr1" draw:text-style-name="P1" svg:width="0.5205in" svg:height="0.5205in" svg:x="0in" svg:y="5.8669in">
            <draw:image xlink:href="https://www.shelbyoutdoor.com/includes/modules/kiss_image_thumbnailer/thumbs/100x100_WPES-camo.jpg" xlink:type="simple" xlink:show="embed" xlink:actuate="onLoad" draw:mime-type="image/jpeg">
              <text:p/>
            </draw:image>
          </draw:frame>
          <draw:frame draw:z-index="3" draw:name="https://www.shelbyoutdoor.com/includes/modules/kiss_image_thumbnailer/thumbs/100x100_Y_ZCT_8.jpg 1" draw:style-name="gr1" draw:text-style-name="P1" svg:width="0.5205in" svg:height="0.5205in" svg:x="0in" svg:y="5.2091in">
            <draw:image xlink:href="https://www.shelbyoutdoor.com/includes/modules/kiss_image_thumbnailer/thumbs/100x100_Y_ZCT_8.jpg" xlink:type="simple" xlink:show="embed" xlink:actuate="onLoad" draw:mime-type="image/jpeg">
              <text:p/>
            </draw:image>
          </draw:frame>
          <draw:frame draw:z-index="4" draw:name="https://www.shelbyoutdoor.com/includes/modules/kiss_image_thumbnailer/thumbs/100x100_Y_ZCS_8WLT.jpg 1" draw:style-name="gr1" draw:text-style-name="P1" svg:width="0.5205in" svg:height="0.5205in" svg:x="0in" svg:y="4.3913in">
            <draw:image xlink:href="https://www.shelbyoutdoor.com/includes/modules/kiss_image_thumbnailer/thumbs/100x100_Y_ZCS_8WLT.jpg" xlink:type="simple" xlink:show="embed" xlink:actuate="onLoad" draw:mime-type="image/jpeg">
              <text:p/>
            </draw:image>
          </draw:frame>
        </table:shapes>
        <table:table-column table:style-name="co14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Products (Edit) 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xdura 1000D PU Coated, incl. M05 Cam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 </text:p>
          </table:table-cell>
          <table:table-cell office:value-type="float" office:value="14.45" calcext:value-type="float">
            <text:p>14.45</text:p>
          </table:table-cell>
          <table:table-cell/>
        </table:table-row>
        <table:table-row table:style-name="ro1">
          <table:table-cell office:value-type="string" calcext:value-type="string">
            <text:p>Locking YKK 8C Coil Zipper Slider+P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s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il Zipper Tape YKK 8CF (8 mm)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 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Webbing 25 mm PES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m </text:p>
          </table:table-cell>
          <table:table-cell office:value-type="float" office:value="4.76" calcext:value-type="float">
            <text:p>4.76</text:p>
          </table:table-cell>
          <table:table-cell/>
        </table:table-row>
        <table:table-row table:style-name="ro1">
          <table:table-cell office:value-type="string" calcext:value-type="string">
            <text:p>Metallic D-Ring 25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ces </text:p>
          </table:table-cell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SUM([.D2:.D6])" office:value-type="float" office:value="29.91" calcext:value-type="float">
            <text:p>29.91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4" table:number-columns-spanned="4" table:number-rows-spanned="1"/>
          <table:covered-table-cell table:number-columns-repeated="3"/>
          <table:table-cell table:style-name="ce7" office:value-type="string" calcext:value-type="string">
            <text:p>Total</text:p>
          </table:table-cell>
        </table:table-row>
        <table:table-row table:style-name="ro4">
          <table:table-cell table:style-name="ce5"/>
          <table:table-cell table:style-name="ce6" office:value-type="string" calcext:value-type="string">
            <text:p>Foxdura 1000D PU Coated, incl. M05 Camo</text:p>
            <text:p>Color: M05 Camo</text:p>
            <text:p>: NIR compliant (natural colors also when viewed through night vision devices)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14.45 €</text:p>
          </table:table-cell>
        </table:table-row>
        <table:table-row table:style-name="ro5">
          <table:table-cell table:style-name="ce5"/>
          <table:table-cell table:style-name="ce6" office:value-type="string" calcext:value-type="string">
            <text:p>Locking YKK 8C Coil Zipper Slider+Pull</text:p>
            <text:p>Color: Blac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ieces</text:p>
          </table:table-cell>
          <table:table-cell table:style-name="ce6" office:value-type="string" calcext:value-type="string">
            <text:p>4.00 €</text:p>
          </table:table-cell>
        </table:table-row>
        <table:table-row table:style-name="ro6">
          <table:table-cell table:style-name="ce5"/>
          <table:table-cell table:style-name="ce6" office:value-type="string" calcext:value-type="string">
            <text:p>Coil Zipper Tape YKK 8CF (8 mm)</text:p>
            <text:p>Color: Black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3.50 €</text:p>
          </table:table-cell>
        </table:table-row>
        <table:table-row table:style-name="ro7">
          <table:table-cell table:style-name="ce5"/>
          <table:table-cell table:style-name="ce6" office:value-type="string" calcext:value-type="string">
            <text:p>Webbing 25 mm PES</text:p>
            <text:p>Color: Black / Dark Green</text:p>
            <text:p>: NIR compliant (natural colors also when viewed through night vision devices)</text:p>
          </table:table-cell>
          <table:table-cell table:style-name="ce6" office:value-type="float" office:value="2.8" calcext:value-type="float">
            <text:p>2.8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4.76 €</text:p>
          </table:table-cell>
        </table:table-row>
        <table:table-row table:style-name="ro8">
          <table:table-cell table:style-name="ce5"/>
          <table:table-cell table:style-name="ce6" office:value-type="string" calcext:value-type="string">
            <text:p>Metallic D-Ring 15 - 38 mm</text:p>
            <text:p>Color: Nickeled</text:p>
            <text:p>Width: 25mm strong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ieces</text:p>
          </table:table-cell>
          <table:table-cell table:style-name="ce6" office:value-type="string" calcext:value-type="string">
            <text:p>3.20 €</text:p>
          </table:table-cell>
        </table:table-row>
      </table:table>
      <table:table table:name="stuff sack, PLCE" table:style-name="ta1">
        <office:forms form:automatic-focus="false" form:apply-design-mode="false"/>
        <table:table-column table:style-name="co15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/unit</text:p>
          </table:table-cell>
          <table:table-cell office:value-type="string" calcext:value-type="string">
            <text:p>total cos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DUCT CO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ap nylon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 table:formula="of:=[.D4]*[.B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cord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meter</text:p>
          </table:table-cell>
          <table:table-cell office:value-type="float" office:value="1" calcext:value-type="float">
            <text:p>1</text:p>
          </table:table-cell>
          <table:table-cell table:formula="of:=[.D5]*[.B5]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cord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table:formula="of:=[.D6]*[.B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terial postage over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0" calcext:value-type="float">
            <text:p>0</text:p>
          </table:table-cell>
          <table:table-cell table:formula="of:=[.D7]*[.B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SUM([.E4:.E7])"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SHIPPING OVER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duct postage over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5.9" calcext:value-type="float">
            <text:p>5.9</text:p>
          </table:table-cell>
          <table:table-cell table:formula="of:=[.D10]*[.B10]" office:value-type="float" office:value="5.9" calcext:value-type="float">
            <text:p>5.9</text:p>
          </table:table-cell>
          <table:table-cell/>
        </table:table-row>
        <table:table-row table:style-name="ro1">
          <table:table-cell office:value-type="string" calcext:value-type="string">
            <text:p>product packing over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0.6" calcext:value-type="float">
            <text:p>0.6</text:p>
          </table:table-cell>
          <table:table-cell table:formula="of:=[.D11]*[.B11]"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5"/>
          <table:table-cell table:formula="of:=SUM([.E10:.E11])"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duct profit marg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</text:p>
          </table:table-cell>
          <table:table-cell table:formula="of:=[.F8]/100" office:value-type="float" office:value="0.036" calcext:value-type="float">
            <text:p>0.036</text:p>
          </table:table-cell>
          <table:table-cell table:formula="of:=[.D14]*[.B14]" office:value-type="float" office:value="3.6" calcext:value-type="float">
            <text:p>3.6</text:p>
          </table:table-cell>
          <table:table-cell/>
        </table:table-row>
        <table:table-row table:style-name="ro1">
          <table:table-cell table:number-columns-repeated="5"/>
          <table:table-cell table:formula="of:=[.E14]" office:value-type="float" office:value="3.6" calcext:value-type="float">
            <text:p>3.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ell at </text:p>
          </table:table-cell>
          <table:table-cell table:formula="of:=[.F15]+[.F8]" office:value-type="float" office:value="7.2" calcext:value-type="float">
            <text:p>7.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stage</text:p>
          </table:table-cell>
          <table:table-cell table:formula="of:=SUM([.E10:.E11])" office:value-type="float" office:value="6.5" calcext:value-type="float">
            <text:p>6.5</text:p>
          </table:table-cell>
          <table:table-cell/>
        </table:table-row>
        <table:table-row table:style-name="ro1">
          <table:table-cell table:number-columns-repeated="4"/>
          <table:table-cell table:formula="of:=[.E18]+[.E17]" office:value-type="float" office:value="13.7" calcext:value-type="float">
            <text:p>13.7</text:p>
          </table:table-cell>
          <table:table-cell/>
        </table:table-row>
      </table:table>
      <table:named-expressions/>
      <table:database-ranges>
        <table:database-range table:name="__Anonymous_Sheet_DB__0" table:target-range-address="'BOM - backpack'.A1:'BOM - backpack'.G26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5" table:target-range-address="inventory.A2:inventory.C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6T23:00:59.573341412</meta:creation-date>
    <dc:date>2024-07-14T17:03:44.475665956</dc:date>
    <meta:editing-duration>P31DT10H20M38S</meta:editing-duration>
    <meta:editing-cycles>22</meta:editing-cycles>
    <meta:generator>LibreOffice/7.3.7.2$Linux_X86_64 LibreOffice_project/30$Build-2</meta:generator>
    <meta:document-statistic meta:table-count="9" meta:cell-count="759" meta:object-count="5"/>
  </office:meta>
</office:document-meta>
</file>